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line draw:style-name="gr2" draw:layer="layout" svg:x1="3.001cm" svg:y1="1.5cm" svg:x2="2.375cm" svg:y2="1.5cm">
            <text:p/>
          </draw:line>
          <draw:path draw:style-name="gr2" draw:layer="layout" svg:width="0.125cm" svg:height="0.8cm" svg:x="1.625cm" svg:y="1.125cm" svg:viewBox="0 0 126 801" svg:d="m126 801c-126-151-126-251-126-401s0-250 126-400">
            <text:p/>
          </draw:path>
          <draw:path draw:style-name="gr2" draw:layer="layout" svg:width="0.125cm" svg:height="0.8cm" svg:x="2.25cm" svg:y="1.125cm" svg:viewBox="0 0 126 801" svg:d="m0 801c126-151 126-251 126-401s0-250-126-400">
            <text:p/>
          </draw:path>
          <draw:path draw:style-name="gr2" draw:layer="layout" svg:width="0.5cm" svg:height="0.55cm" svg:x="1.75cm" svg:y="1.25cm" svg:viewBox="0 0 501 551" svg:d="m0 400c0 151 150 151 250 151s251 0 251-151v-400">
            <text:p/>
          </draw:path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outj</dc:title>
    <meta:creation-date>2011-02-07T16:53:40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